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6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6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6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2">
          <table:table-cell table:style-name="ce2" office:value-type="string">
            <text:p>Prototyping</text:p>
          </table:table-cell>
          <table:table-cell table:style-name="ce10" table:number-columns-repeated="18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2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2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2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2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27">
            <text:p>27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18">
            <text:p>18</text:p>
          </table:table-cell>
          <table:table-cell table:number-columns-repeated="1000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10.12.2020</text:date>, <text:time>08:11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0-12-10T08:11:07.53</dc:date>
    <dc:creator>Jirka Dell'Oro-Friedl</dc:creator>
    <meta:editing-duration>P5DT14H11M34S</meta:editing-duration>
    <meta:editing-cycles>59</meta:editing-cycles>
    <meta:document-statistic meta:table-count="3" meta:cell-count="334" meta:object-count="0"/>
  </office:meta>
</office:document-meta>
</file>